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>
      <style:paragraph-properties fo:margin-left="0in" fo:margin-right="0in" fo:margin-top="0in" fo:margin-bottom="0.0972in" fo:line-height="115%" fo:text-align="start" style:justify-single-word="false" fo:keep-together="auto" fo:orphans="2" fo:widows="2" fo:text-indent="0in" style:auto-text-indent="false" fo:background-color="#ffffff" fo:padding="0in" fo:border="none" fo:keep-with-next="auto">
        <style:background-image/>
      </style:paragraph-properties>
    </style:style>
    <style:style style:name="P3" style:family="paragraph" style:parent-style-name="Standard">
      <style:paragraph-properties fo:margin-left="0in" fo:margin-right="0in" fo:margin-top="0.1665in" fo:margin-bottom="0.1665in" fo:line-height="100%" fo:text-indent="0in" style:auto-text-indent="false"/>
    </style:style>
    <style:style style:name="P4" style:family="paragraph" style:parent-style-name="Standard" style:list-style-name="WWNum2">
      <style:paragraph-properties fo:margin-left="0.5in" fo:margin-right="0in" fo:margin-top="0in" fo:margin-bottom="0in" fo:line-height="100%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margin-top="0.1665in" fo:margin-bottom="0in" fo:line-height="100%" fo:text-indent="-0.25in" style:auto-text-indent="false"/>
    </style:style>
    <style:style style:name="P6" style:family="paragraph" style:parent-style-name="Standard" style:list-style-name="WWNum2">
      <style:paragraph-properties fo:margin-left="0.5in" fo:margin-right="0in" fo:margin-top="0in" fo:margin-bottom="0.1665in" fo:line-height="100%" fo:text-indent="-0.25in" style:auto-text-indent="false"/>
    </style:style>
    <style:style style:name="P7" style:family="paragraph" style:parent-style-name="Heading_20_1" style:master-page-name="Standard">
      <style:paragraph-properties fo:margin-top="0.1665in" fo:margin-bottom="0.0835in" fo:line-height="100%" style:page-number="auto"/>
    </style:style>
    <style:style style:name="P8" style:family="paragraph" style:parent-style-name="Heading_20_3" style:list-style-name="WWNum1"/>
    <style:style style:name="P9" style:family="paragraph" style:parent-style-name="Heading_20_3" style:list-style-name="WWNum1">
      <style:paragraph-properties fo:margin-left="0in" fo:margin-right="0in" fo:text-indent="0in" style:auto-text-indent="false"/>
    </style:style>
    <style:style style:name="P10" style:family="paragraph" style:parent-style-name="Heading_20_3" style:list-style-name="WWNum1">
      <style:paragraph-properties fo:margin-left="0in" fo:margin-right="0in" fo:margin-top="0.1374in" fo:margin-bottom="0.0398in" fo:line-height="100%" fo:text-indent="0in" style:auto-text-indent="false"/>
    </style:style>
    <style:style style:name="T1" style:family="text">
      <style:text-properties fo:color="#000080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fo:color="#1155cc" style:font-name="Liberation Serif" style:text-underline-style="solid" style:text-underline-width="auto" style:text-underline-color="font-color" style:font-name-asian="Liberation Serif1" style:font-name-complex="Liberation Serif1"/>
    </style:style>
    <style:style style:name="T4" style:family="text">
      <style:text-properties fo:font-style="italic" style:font-style-asian="italic"/>
    </style:style>
    <style:style style:name="T5" style:family="text">
      <style:text-properties fo:color="#434343" fo:font-size="14pt" style:font-size-asian="14pt" style:font-size-complex="14pt"/>
    </style:style>
    <style:style style:name="T6" style:family="text">
      <style:text-properties style:font-name="Liberation Serif" style:font-name-asian="Liberation Serif1" style:font-name-complex="Liberation Serif1"/>
    </style:style>
    <style:style style:name="T7" style:family="text">
      <style:text-properties style:font-name="Liberation Serif" fo:font-style="italic" style:font-name-asian="Liberation Serif1" style:font-style-asian="italic" style:font-name-complex="Liberation Serif1"/>
    </style:style>
    <style:style style:name="T8" style:family="text">
      <style:text-properties fo:font-variant="normal" fo:text-transform="none" fo:color="#000000" style:text-line-through-style="none" style:text-position="0% 100%" style:font-name="Liberation Serif" fo:font-size="11pt" fo:font-style="normal" style:text-underline-style="none" fo:font-weight="normal" style:font-name-asian="Liberation Serif1" style:font-size-asian="11pt" style:font-style-asian="normal" style:font-weight-asian="normal" style:font-name-complex="Liberation Serif1" style:font-size-complex="11pt"/>
    </style:style>
    <style:style style:name="T9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DC SRAP meeting 46</text:h>
      <text:p text:style-name="Standard">Time: 2024-04-23, 15:00-16:00 UTC</text:p>
      <text:p text:style-name="Standard">Place: Zoom, <text:a xlink:type="simple" xlink:href="https://helsinki.zoom.us/j/62368569596?pwd=UGQxenZFbjZQUlluRzdQQUM1UFhaUT09" text:style-name="Internet_20_link" text:visited-style-name="Visited_20_Internet_20_Link"><text:span text:style-name="T1">https://helsinki.zoom.us/j/62368569596?pwd=UGQxenZFbjZQUlluRzdQQUM1UFhaUT09</text:span></text:a> </text:p>
      <text:h text:style-name="Heading_20_2" text:outline-level="2">Agenda</text:h>
      <text:list xml:id="list633792449254960447" text:style-name="WWNum1">
        <text:list-item>
          <text:h text:style-name="P9" text:outline-level="3">Opening of the meeting</text:h>
        </text:list-item>
        <text:list-item>
          <text:h text:style-name="P9" text:outline-level="3">Appointment of the minutes taker</text:h>
        </text:list-item>
        <text:list-item>
          <text:h text:style-name="P9" text:outline-level="3">Approval of the agenda</text:h>
        </text:list-item>
        <text:list-item>
          <text:h text:style-name="P9" text:outline-level="3">Minutes of previous meetings</text:h>
        </text:list-item>
      </text:list>
      <text:p text:style-name="Standard">Minutes of meeting 45, by Jan, are on GitHub: </text:p>
      <text:p text:style-name="Standard"><text:a xlink:type="simple" xlink:href="https://github.com/dcmi/dc-srap/blob/main/meetings/2024-04-09.srap_meeting_45.docx" text:style-name="Internet_20_link" text:visited-style-name="Visited_20_Internet_20_Link"><text:span text:style-name="T2">https://github.com/dcmi/dc-srap/blob/main/meetings/2024-04-09.srap_meeting_45.docx</text:span></text:a> </text:p>
      <text:p text:style-name="Standard"/>
      <text:p text:style-name="Standard">We agreed in the previous meeting that agendas should be posted on Google Docs going forward.</text:p>
      <text:list xml:id="list1644205877" text:continue-numbering="true" text:style-name="WWNum1">
        <text:list-item>
          <text:h text:style-name="P9" text:outline-level="3">Remove hasPart from SRAP?</text:h>
        </text:list-item>
      </text:list>
      <text:p text:style-name="Standard">Karen proposed removing hasPart in this issue: <text:a xlink:type="simple" xlink:href="https://github.com/dcmi/dc-srap/issues/48" text:style-name="Internet_20_link" text:visited-style-name="Visited_20_Internet_20_Link"><text:span text:style-name="T2">https://github.com/dcmi/dc-srap/issues/48</text:span></text:a> </text:p>
      <text:p text:style-name="P1"><text:span text:style-name="T4">Could be used for conference proceedings; but dropping it doesn't mean it isn't allowed.</text:span></text:p>
      <text:p text:style-name="Standard"><text:span text:style-name="T4">Remove from TAP and from main document.</text:span></text:p>
      <text:list xml:id="list601152386" text:continue-numbering="true" text:style-name="WWNum1">
        <text:list-item>
          <text:h text:style-name="P8" text:outline-level="3"><text:bookmark text:name="_f4z9bgsvlto8"/>TAP vs. flat representation</text:h>
        </text:list-item>
      </text:list>
      <text:p text:style-name="Standard">Karen posted "Some thoughts about the TAP" and its relation to a flat representation of SRAP to the dc-srap mailing list on 17 April.</text:p>
      <text:p text:style-name="P1"><text:span text:style-name="T4">options are 1) separate tap 2) one tap with separate rows - a) qualify labels b) qualify notes c) add a column</text:span></text:p>
      <text:p text:style-name="P1"><text:span text:style-name="T4">column would mean "literal / resource as values"</text:span></text:p>
      <text:p text:style-name="P1"><text:span text:style-name="T4">explanation will be in Domain Model</text:span></text:p>
      <text:p text:style-name="P1"><text:span text:style-name="T4">no column</text:span></text:p>
      <text:p text:style-name="P1"><text:span text:style-name="T4">one single TAP</text:span></text:p>
      <text:p text:style-name="P1"><text:span text:style-name="T4">document needs diagram and one example</text:span></text:p>
      <text:p text:style-name="P1"><text:span text:style-name="T4">Diagram is needed for OR2024</text:span></text:p>
      <text:list xml:id="list2057623257" text:continue-numbering="true" text:style-name="WWNum1">
        <text:list-item>
          <text:h text:style-name="P8" text:outline-level="3"><text:bookmark text:name="_ce1ejbqu2tdi"/>Adding Publisher to Periodical and Book</text:h>
        </text:list-item>
      </text:list>
      <text:p text:style-name="P2"><text:span text:style-name="T6">Karen has proposed adding a Publisher field to Periodical and Book shapes.</text:span></text:p>
      <text:p text:style-name="P2"><text:span text:style-name="T6">Pull request: </text:span><text:a xlink:type="simple" xlink:href="https://github.com/dcmi/dc-srap/pull/46" text:style-name="Internet_20_link" text:visited-style-name="Visited_20_Internet_20_Link"><text:span text:style-name="T3">https://github.com/dcmi/dc-srap/pull/46</text:span></text:a><text:span text:style-name="T6"> </text:span></text:p>
      <text:p text:style-name="P2"><text:span text:style-name="T7">Osma will merg</text:span><text:span text:style-name="T6">e</text:span></text:p>
      <text:list xml:id="list1797460001" text:continue-numbering="true" text:style-name="WWNum1">
        <text:list-item>
          <text:h text:style-name="P9" text:outline-level="3"><text:soft-page-break/>Restructuring the specification text</text:h>
        </text:list-item>
      </text:list>
      <text:p text:style-name="P2"><text:span text:style-name="T8">Karen is working on a set of changes to the specification</text:span><text:span text:style-name="T6">, to make it more like a primer document and change the order so it works better from a cataloging perspective.</text:span></text:p>
      <text:p text:style-name="P2"><text:span text:style-name="T6">Issue: </text:span><text:a xlink:type="simple" xlink:href="https://github.com/dcmi/dc-srap/issues/42" text:style-name="Internet_20_link" text:visited-style-name="Visited_20_Internet_20_Link"><text:span text:style-name="T3">https://github.com/dcmi/dc-srap/issues/42</text:span></text:a><text:span text:style-name="T6"> </text:span></text:p>
      <text:p text:style-name="P2"><text:span text:style-name="T7">How to share work on this? Osma and Karen are both working on it</text:span></text:p>
      <text:p text:style-name="P2"><text:span text:style-name="T7">Karen to do a pull request with what she has now.</text:span></text:p>
      <text:list xml:id="list1510321701" text:continue-numbering="true" text:style-name="WWNum1">
        <text:list-item>
          <text:h text:style-name="P9" text:outline-level="3">Relators as roles, not subproperties</text:h>
        </text:list-item>
      </text:list>
      <text:p text:style-name="Standard">As agreed on the previous call, Osma has prepared some changes to the TAP and the docthesis-with-opponent-and-series.md example that change the way contributor roles are expressed: instead of using MARC relators as RDF properties, the dct:contributor (or creator) value is now a blank node that can have a srap:role attached, similar to how MARC and BIBFRAME express contributor roles.</text:p>
      <text:p text:style-name="Standard"/>
      <text:p text:style-name="Standard">Pull request: <text:a xlink:type="simple" xlink:href="https://github.com/dcmi/dc-srap/pull/47" text:style-name="Internet_20_link" text:visited-style-name="Visited_20_Internet_20_Link"><text:span text:style-name="T2">https://github.com/dcmi/dc-srap/pull/47</text:span></text:a> </text:p>
      <text:p text:style-name="P1"><text:span text:style-name="T4">Added srap:role</text:span></text:p>
      <text:p text:style-name="P1"><text:span text:style-name="T4">use foaf:name</text:span></text:p>
      <text:p text:style-name="P1"><text:span text:style-name="T4">use schema:role? because srap:role won't fit into the flat dc terms, which all refer to a single resource</text:span></text:p>
      <text:p text:style-name="P1"><text:span text:style-name="T4">not going with schema now - maybe next meeting</text:span></text:p>
      <text:p text:style-name="P1"><text:span text:style-name="T4">leave the list in the document but explain that they are roles</text:span></text:p>
      <text:p text:style-name="P1"><text:span text:style-name="T4">Osma will think about making this open to RDA properties as well</text:span></text:p>
      <text:list xml:id="list972668410" text:continue-numbering="true" text:style-name="WWNum1">
        <text:list-item>
          <text:h text:style-name="P8" text:outline-level="3"><text:bookmark text:name="_e1jacs7vtnzl"/>OR2024 conference</text:h>
        </text:list-item>
      </text:list>
      <text:p text:style-name="Standard"><text:a xlink:type="simple" xlink:href="https://or2024.openrepositories.org/" text:style-name="Internet_20_link" text:visited-style-name="Visited_20_Internet_20_Link"><text:span text:style-name="T2">Open Repositories 2024</text:span></text:a> conference is coming up, with a poster presentation of SRAP by Osma.</text:p>
      <text:p text:style-name="Standard">Reminder of the deadlines:</text:p>
      <text:list xml:id="list5397341420962849184" text:style-name="WWNum2">
        <text:list-item>
          <text:p text:style-name="P5">PDF copy of A0 poster by 27 May (by 20 May if printed locally in Göteborg)</text:p>
        </text:list-item>
        <text:list-item>
          <text:p text:style-name="P4">Minute Madness presentation slides by 31 May</text:p>
        </text:list-item>
        <text:list-item>
          <text:p text:style-name="P6">Poster session on 4 June in Göteborg (Osma will be there)</text:p>
        </text:list-item>
      </text:list>
      <text:p text:style-name="P3"><text:span text:style-name="T4">We need to think about what we want to have on the poster. Osma will share his notes with the list. Do it on Google drawings</text:span></text:p>
      <text:p text:style-name="P3"><text:span text:style-name="T4">Add DC logo. Who are the authors? Include Juha. You can use working group as author. Maybe add Nat'l Lib of Finland since it came initially from there.</text:span></text:p>
      <text:list xml:id="list1244993149" text:continue-list="list972668410" text:style-name="WWNum1">
        <text:list-item>
          <text:h text:style-name="P8" text:outline-level="3"><text:bookmark text:name="_hdy75savcmxf"/>Schedule for the next meetings - <text:span text:style-name="T4">same schedule</text:span></text:h>
        </text:list-item>
        <text:list-item>
          <text:h text:style-name="P8" text:outline-level="3"><text:bookmark text:name="_o5vvg0u8cze"/>Any other business - <text:span text:style-name="T4">might want to schedule extra meeting for the poster</text:span></text:h>
        </text:list-item>
        <text:list-item>
          <text:h text:style-name="P10" text:outline-level="3">Closure of the meeting</text:h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GB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53" meta:word-count="526" meta:character-count="3240"/>
    <dc:date>2024-05-08T12:07:30</dc:date>
    <dc:creator>Karen Coyle</dc:creator>
    <meta:generator>OpenOffice/4.1.9$Unix OpenOffice.org_project/419m1$Build-9805</meta:generator>
  </office:meta>
</office:document-meta>
</file>